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automatic-styles>
    <style:style style:name="T1" style:family="text">
      <style:text-properties fo:language="zxx" fo:country="none" style:language-asian="zxx" style:country-asian="none" style:language-complex="zxx" style:country-complex="none"/>
    </style:style>
    <style:style style:name="T2" style:family="text">
      <style:text-properties fo:language="en" fo:country="U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al Spacejock book one - Sample yWriter Project</text:p>
      <text:p text:style-name="Subtitle">Simon Haynes</text:p>
      <text:h text:style-name="Heading_20_1" text:outline-level="1"><text:a xlink:type="simple" xlink:href="../normal_parts.odt#ChID:34%7Cregion" text:style-name="Internet_20_link" text:visited-style-name="Visited_20_Internet_20_Link">Part 1</text:a></text:h>
      <text:h text:style-name="Heading_20_2" text:outline-level="2"><text:a xlink:type="simple" xlink:href="../normal_chapters.odt#ChID:1%7Cregion" text:style-name="Internet_20_link" text:visited-style-name="Visited_20_Internet_20_Link">Chapter 1</text:a></text:h>
      <text:section text:style-name="Sect1" text:name="sc1">
        <text:p text:style-name="Heading_20_5">5th level heading</text:p>
        <text:p text:style-name="Heading_20_6">6th level heading</text:p>
        <text:p text:style-name="Heading_20_7">7th level heading</text:p>
        <text:p text:style-name="Heading_20_8">8th level heading</text:p>
        <text:p text:style-name="Heading_20_9">9th level heading</text:p>
        <text:p text:style-name="Text_20_body">Hal Spacejock was sitting at the <text:span text:style-name="Emphasis">Black Gull’s</text:span> flight console, his attention riveted to a small <text:span text:style-name="T2">chessboard</text:span>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text:soft-page-break/>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What kind of offer?” asked Hal suspiciously.</text:p>
        <text:p text:style-name="First_20_line_20_indent">“Planet books have a chess title on sale.”</text:p>
        <text:p text:style-name="First_20_line_20_indent">“Really? Put it on main.”</text:p>
        <text:p text:style-name="First_20_line_20_indent">###</text:p>
        <text:p text:style-name="First_20_line_20_indent">The wide viewscreen above the console turned red, and the word ‘<text:span text:style-name="T1">SaLE</text:span>’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text:soft-page-break/>“Shall I add those titles to your basket?”</text:p>
        <text:p text:style-name="First_20_line_20_indent"/>
        <text:p text:style-name="First_20_line_20_indent">. . .</text:p>
      </text:section>
      <text:h text:style-name="Heading_20_2" text:outline-level="2"><text:a xlink:type="simple" xlink:href="../normal_chapters.odt#ChID:2%7Cregion" text:style-name="Internet_20_link" text:visited-style-name="Visited_20_Internet_20_Link">Chapter 2</text:a></text:h>
      <text:section text:style-name="Sect1" text:name="sc2">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section>
      <text:p text:style-name="Heading_20_4">* * *</text:p>
      <text:section text:style-name="Sect1" text:name="sc3">
        <text:p text:style-name="Text_20_body">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First_20_line_20_indent"><text:soft-page-break/>. . .</text:p>
      </text:section>
      <text:h text:style-name="Heading_20_2" text:outline-level="2"><text:a xlink:type="simple" xlink:href="../normal_chapters.odt#ChID:3%7Cregion" text:style-name="Internet_20_link" text:visited-style-name="Visited_20_Internet_20_Link">Chapter 3</text:a></text:h>
      <text:section text:style-name="Sect1" text:name="sc4">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section>
      <text:h text:style-name="Heading_20_2" text:outline-level="2"><text:a xlink:type="simple" xlink:href="../normal_chapters.odt#ChID:4%7Cregion" text:style-name="Internet_20_link" text:visited-style-name="Visited_20_Internet_20_Link">Chapter 4</text:a></text:h>
      <text:section text:style-name="Sect1" text:name="sc5">
        <text:p text:style-name="Text_20_body">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h text:style-name="Heading_20_2" text:outline-level="2"><text:soft-page-break/>|Inserted chapter</text:h>
        <text:p text:style-name="First_20_line_20_indent">Hal’s ship was somewhat further down the alphabet, and was therefore sitting in a disused corner of the field about as far from the amenities as the nearest moon.</text:p>
        <text:p text:style-name="First_20_line_20_indent">### The landing patch</text:p>
        <text:p text:style-name="First_20_line_20_indent">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section>
      <text:p text:style-name="Heading_20_4">* * *</text:p>
      <text:section text:style-name="Sect1" text:name="sc6">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text:soft-page-break/>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First_20_line_20_indent">. . .</text:p>
      </text:section>
      <text:p text:style-name="Heading_20_4">* * *</text:p>
      <text:section text:style-name="Sect1" text:name="sc7">
        <text:p text:style-name="Text_20_body">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section>
      <text:p text:style-name="Heading_20_4">* * *</text:p>
      <text:section text:style-name="Sect1" text:name="sc8">
        <text:p text:style-name="Text_20_body">“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text:soft-page-break/>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section>
      <text:h text:style-name="Heading_20_2" text:outline-level="2"><text:a xlink:type="simple" xlink:href="../normal_chapters.odt#ChID:5%7Cregion" text:style-name="Internet_20_link" text:visited-style-name="Visited_20_Internet_20_Link">Chapter 5</text:a></text:h>
      <text:section text:style-name="Sect1" text:name="sc9">
        <text:p text:style-name="Text_20_body">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he commset buzzed and Linten leant forward. “Yes?”</text:p>
        <text:p text:style-name="First_20_line_20_indent">There was a crackling sound. “Help! Fire!” said a voice over the noise.</text:p>
        <text:p text:style-name="Text_20_body">### Fire alarm|Clunk reports a fire on the airfield.</text:p>
        <text:p text:style-name="First_20_line_20_indent">“Who is this? What are you talking about?”</text:p>
        <text:p text:style-name="First_20_line_20_indent">“The grass is burning,” cried the voice.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text:soft-page-break/>“You keep your hands off the controls. I’ll be there in a tick.”</text:p>
        <text:p text:style-name="First_20_line_20_indent">“You’ll have to hurry, the fire’s right up to the refuelling cluster. If that explodes—”</text:p>
        <text:p text:style-name="First_20_line_20_indent"/>
        <text:p text:style-name="First_20_line_20_indent">. . .</text:p>
      </text:section>
      <text:p text:style-name="Heading_20_4">* * *</text:p>
      <text:section text:style-name="Sect1" text:name="sc10">
        <text:p text:style-name="Text_20_body">“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section>
      <text:h text:style-name="Heading_20_2" text:outline-level="2"><text:a xlink:type="simple" xlink:href="../normal_chapters.odt#ChID:6%7Cregion" text:style-name="Internet_20_link" text:visited-style-name="Visited_20_Internet_20_Link">Chapter 6</text:a></text:h>
      <text:section text:style-name="Sect1" text:name="sc12">
        <text:p text:style-name="Standard"/>
      </text:section>
      <text:h text:style-name="Heading_20_2" text:outline-level="2"><text:a xlink:type="simple" xlink:href="../normal_chapters.odt#ChID:7%7Cregion" text:style-name="Internet_20_link" text:visited-style-name="Visited_20_Internet_20_Link">Chapter 7</text:a></text:h>
      <text:section text:style-name="Sect1" text:name="sc15">
        <text:p text:style-name="Standard"/>
      </text:section>
      <text:h text:style-name="Heading_20_2" text:outline-level="2"><text:a xlink:type="simple" xlink:href="../normal_chapters.odt#ChID:8%7Cregion" text:style-name="Internet_20_link" text:visited-style-name="Visited_20_Internet_20_Link">Chapter 8</text:a></text:h>
      <text:section text:style-name="Sect1" text:name="sc17">
        <text:p text:style-name="Standard"><text:soft-page-break/></text:p>
      </text:section>
      <text:h text:style-name="Heading_20_2" text:outline-level="2"><text:a xlink:type="simple" xlink:href="../normal_chapters.odt#ChID:9%7Cregion" text:style-name="Internet_20_link" text:visited-style-name="Visited_20_Internet_20_Link">Chapter 9</text:a></text:h>
      <text:section text:style-name="Sect1" text:name="sc19">
        <text:p text:style-name="Standard"/>
      </text:section>
      <text:h text:style-name="Heading_20_2" text:outline-level="2"><text:a xlink:type="simple" xlink:href="../normal_chapters.odt#ChID:10%7Cregion" text:style-name="Internet_20_link" text:visited-style-name="Visited_20_Internet_20_Link">Chapter 10</text:a></text:h>
      <text:section text:style-name="Sect1" text:name="sc22">
        <text:p text:style-name="Standard"/>
      </text:section>
      <text:h text:style-name="Heading_20_2" text:outline-level="2"><text:a xlink:type="simple" xlink:href="../normal_chapters.odt#ChID:11%7Cregion" text:style-name="Internet_20_link" text:visited-style-name="Visited_20_Internet_20_Link">Chapter 11</text:a></text:h>
      <text:section text:style-name="Sect1" text:name="sc25">
        <text:p text:style-name="Standard"/>
      </text:section>
      <text:p text:style-name="Heading_20_4">* * *</text:p>
      <text:section text:style-name="Sect1" text:name="sc27">
        <text:p text:style-name="Standard"/>
      </text:section>
      <text:h text:style-name="Heading_20_2" text:outline-level="2"><text:a xlink:type="simple" xlink:href="../normal_chapters.odt#ChID:12%7Cregion" text:style-name="Internet_20_link" text:visited-style-name="Visited_20_Internet_20_Link">Chapter 12</text:a></text:h>
      <text:section text:style-name="Sect1" text:name="sc29">
        <text:p text:style-name="Standard"/>
      </text:section>
      <text:p text:style-name="Heading_20_4">* * *</text:p>
      <text:section text:style-name="Sect1" text:name="sc31">
        <text:p text:style-name="Standard"/>
      </text:section>
      <text:h text:style-name="Heading_20_2" text:outline-level="2"><text:soft-page-break/><text:a xlink:type="simple" xlink:href="../normal_chapters.odt#ChID:13%7Cregion" text:style-name="Internet_20_link" text:visited-style-name="Visited_20_Internet_20_Link">Chapter 13</text:a></text:h>
      <text:section text:style-name="Sect1" text:name="sc34">
        <text:p text:style-name="Standard"/>
      </text:section>
      <text:h text:style-name="Heading_20_2" text:outline-level="2"><text:a xlink:type="simple" xlink:href="../normal_chapters.odt#ChID:14%7Cregion" text:style-name="Internet_20_link" text:visited-style-name="Visited_20_Internet_20_Link">Chapter 14</text:a></text:h>
      <text:h text:style-name="Heading_20_2" text:outline-level="2"><text:a xlink:type="simple" xlink:href="../normal_chapters.odt#ChID:15%7Cregion" text:style-name="Internet_20_link" text:visited-style-name="Visited_20_Internet_20_Link">Chapter 15</text:a></text:h>
      <text:section text:style-name="Sect1" text:name="sc38">
        <text:p text:style-name="Standard"/>
      </text:section>
      <text:p text:style-name="Heading_20_4">* * *</text:p>
      <text:section text:style-name="Sect1" text:name="sc40">
        <text:p text:style-name="Standard"/>
      </text:section>
      <text:h text:style-name="Heading_20_2" text:outline-level="2"><text:a xlink:type="simple" xlink:href="../normal_chapters.odt#ChID:16%7Cregion" text:style-name="Internet_20_link" text:visited-style-name="Visited_20_Internet_20_Link">Chapter 16</text:a></text:h>
      <text:section text:style-name="Sect1" text:name="sc43">
        <text:p text:style-name="Standard"/>
      </text:section>
      <text:p text:style-name="Heading_20_4">* * *</text:p>
      <text:section text:style-name="Sect1" text:name="sc45">
        <text:p text:style-name="Standard"/>
      </text:section>
      <text:h text:style-name="Heading_20_2" text:outline-level="2"><text:a xlink:type="simple" xlink:href="../normal_chapters.odt#ChID:17%7Cregion" text:style-name="Internet_20_link" text:visited-style-name="Visited_20_Internet_20_Link">Chapter 17</text:a></text:h>
      <text:section text:style-name="Sect1" text:name="sc47">
        <text:p text:style-name="Standard"/>
      </text:section>
      <text:p text:style-name="Heading_20_4"><text:soft-page-break/>* * *</text:p>
      <text:section text:style-name="Sect1" text:name="sc49">
        <text:p text:style-name="Standard"/>
      </text:section>
      <text:h text:style-name="Heading_20_1" text:outline-level="1"><text:a xlink:type="simple" xlink:href="../normal_parts.odt#ChID:35%7Cregion" text:style-name="Internet_20_link" text:visited-style-name="Visited_20_Internet_20_Link">Part 2</text:a></text:h>
      <text:h text:style-name="Heading_20_2" text:outline-level="2"><text:a xlink:type="simple" xlink:href="../normal_chapters.odt#ChID:18%7Cregion" text:style-name="Internet_20_link" text:visited-style-name="Visited_20_Internet_20_Link">Chapter 18</text:a></text:h>
      <text:section text:style-name="Sect1" text:name="sc51">
        <text:p text:style-name="Standard"/>
      </text:section>
      <text:p text:style-name="Heading_20_4">* * *</text:p>
      <text:section text:style-name="Sect1" text:name="sc53">
        <text:p text:style-name="Standard"/>
      </text:section>
      <text:h text:style-name="Heading_20_2" text:outline-level="2"><text:a xlink:type="simple" xlink:href="../normal_chapters.odt#ChID:19%7Cregion" text:style-name="Internet_20_link" text:visited-style-name="Visited_20_Internet_20_Link">Chapter 19</text:a></text:h>
      <text:section text:style-name="Sect1" text:name="sc55">
        <text:p text:style-name="Standard"/>
      </text:section>
      <text:p text:style-name="Heading_20_4">* * *</text:p>
      <text:section text:style-name="Sect1" text:name="sc57">
        <text:p text:style-name="Standard"/>
      </text:section>
      <text:h text:style-name="Heading_20_2" text:outline-level="2"><text:a xlink:type="simple" xlink:href="../normal_chapters.odt#ChID:20%7Cregion" text:style-name="Internet_20_link" text:visited-style-name="Visited_20_Internet_20_Link">Chapter 20</text:a></text:h>
      <text:section text:style-name="Sect1" text:name="sc60">
        <text:p text:style-name="Standard"/>
      </text:section>
      <text:p text:style-name="Heading_20_4"><text:soft-page-break/>* * *</text:p>
      <text:section text:style-name="Sect1" text:name="sc62">
        <text:p text:style-name="Standard"/>
      </text:section>
      <text:p text:style-name="Heading_20_4">* * *</text:p>
      <text:section text:style-name="Sect1" text:name="sc64">
        <text:p text:style-name="Standard"/>
      </text:section>
      <text:h text:style-name="Heading_20_2" text:outline-level="2"><text:a xlink:type="simple" xlink:href="../normal_chapters.odt#ChID:21%7Cregion" text:style-name="Internet_20_link" text:visited-style-name="Visited_20_Internet_20_Link">Chapter 21</text:a></text:h>
      <text:section text:style-name="Sect1" text:name="sc66">
        <text:p text:style-name="Standard"/>
      </text:section>
      <text:p text:style-name="Heading_20_4">* * *</text:p>
      <text:section text:style-name="Sect1" text:name="sc68">
        <text:p text:style-name="Standard"/>
      </text:section>
      <text:h text:style-name="Heading_20_2" text:outline-level="2"><text:a xlink:type="simple" xlink:href="../normal_chapters.odt#ChID:22%7Cregion" text:style-name="Internet_20_link" text:visited-style-name="Visited_20_Internet_20_Link">Chapter 22</text:a></text:h>
      <text:section text:style-name="Sect1" text:name="sc71">
        <text:p text:style-name="Standard"/>
      </text:section>
      <text:h text:style-name="Heading_20_2" text:outline-level="2"><text:a xlink:type="simple" xlink:href="../normal_chapters.odt#ChID:23%7Cregion" text:style-name="Internet_20_link" text:visited-style-name="Visited_20_Internet_20_Link">Chapter 23</text:a></text:h>
      <text:section text:style-name="Sect1" text:name="sc74">
        <text:p text:style-name="Standard"/>
      </text:section>
      <text:h text:style-name="Heading_20_2" text:outline-level="2"><text:a xlink:type="simple" xlink:href="../normal_chapters.odt#ChID:24%7Cregion" text:style-name="Internet_20_link" text:visited-style-name="Visited_20_Internet_20_Link">Chapter 24</text:a></text:h>
      <text:section text:style-name="Sect1" text:name="sc77">
        <text:p text:style-name="Standard"><text:soft-page-break/></text:p>
      </text:section>
      <text:p text:style-name="Heading_20_4">* * *</text:p>
      <text:section text:style-name="Sect1" text:name="sc79">
        <text:p text:style-name="Text_20_body"/>
      </text:section>
      <text:p text:style-name="Heading_20_4">* * *</text:p>
      <text:section text:style-name="Sect1" text:name="sc81">
        <text:p text:style-name="Standard"/>
      </text:section>
      <text:h text:style-name="Heading_20_2" text:outline-level="2"><text:a xlink:type="simple" xlink:href="../normal_chapters.odt#ChID:25%7Cregion" text:style-name="Internet_20_link" text:visited-style-name="Visited_20_Internet_20_Link">Chapter 25</text:a></text:h>
      <text:section text:style-name="Sect1" text:name="sc84">
        <text:p text:style-name="Standard"/>
      </text:section>
      <text:p text:style-name="Heading_20_4">* * *</text:p>
      <text:section text:style-name="Sect1" text:name="sc86">
        <text:p text:style-name="Standard"/>
      </text:section>
      <text:h text:style-name="Heading_20_2" text:outline-level="2"><text:a xlink:type="simple" xlink:href="../normal_chapters.odt#ChID:26%7Cregion" text:style-name="Internet_20_link" text:visited-style-name="Visited_20_Internet_20_Link">Chapter 26</text:a></text:h>
      <text:section text:style-name="Sect1" text:name="sc89">
        <text:p text:style-name="Standard"/>
      </text:section>
      <text:h text:style-name="Heading_20_2" text:outline-level="2"><text:a xlink:type="simple" xlink:href="../normal_chapters.odt#ChID:27%7Cregion" text:style-name="Internet_20_link" text:visited-style-name="Visited_20_Internet_20_Link">Chapter 27</text:a></text:h>
      <text:section text:style-name="Sect1" text:name="sc92">
        <text:p text:style-name="Standard"/>
      </text:section>
      <text:p text:style-name="Heading_20_4">* * *</text:p>
      <text:section text:style-name="Sect1" text:name="sc94">
        <text:p text:style-name="Standard"><text:soft-page-break/></text:p>
      </text:section>
      <text:h text:style-name="Heading_20_2" text:outline-level="2"><text:a xlink:type="simple" xlink:href="../normal_chapters.odt#ChID:28%7Cregion" text:style-name="Internet_20_link" text:visited-style-name="Visited_20_Internet_20_Link">Chapter 28</text:a></text:h>
      <text:section text:style-name="Sect1" text:name="sc96">
        <text:p text:style-name="Standard"/>
      </text:section>
      <text:p text:style-name="Heading_20_4">* * *</text:p>
      <text:section text:style-name="Sect1" text:name="sc98">
        <text:p text:style-name="Standard"/>
      </text:section>
      <text:h text:style-name="Heading_20_2" text:outline-level="2"><text:a xlink:type="simple" xlink:href="../normal_chapters.odt#ChID:29%7Cregion" text:style-name="Internet_20_link" text:visited-style-name="Visited_20_Internet_20_Link">Chapter 29</text:a></text:h>
      <text:section text:style-name="Sect1" text:name="sc101">
        <text:p text:style-name="Standard"/>
      </text:section>
      <text:p text:style-name="Heading_20_4">* * *</text:p>
      <text:section text:style-name="Sect1" text:name="sc103">
        <text:p text:style-name="Standard"/>
      </text:section>
      <text:p text:style-name="Heading_20_4">* * *</text:p>
      <text:section text:style-name="Sect1" text:name="sc105">
        <text:p text:style-name="Standard"/>
      </text:section>
      <text:h text:style-name="Heading_20_2" text:outline-level="2"><text:a xlink:type="simple" xlink:href="../normal_chapters.odt#ChID:30%7Cregion" text:style-name="Internet_20_link" text:visited-style-name="Visited_20_Internet_20_Link">Chapter 30</text:a></text:h>
      <text:section text:style-name="Sect1" text:name="sc108">
        <text:p text:style-name="Standard"/>
      </text:section>
      <text:p text:style-name="Heading_20_4">* * *</text:p>
      <text:section text:style-name="Sect1" text:name="sc110">
        <text:p text:style-name="Standard"><text:soft-page-break/></text:p>
      </text:section>
      <text:p text:style-name="Heading_20_4">* * *</text:p>
      <text:section text:style-name="Sect1" text:name="sc112">
        <text:p text:style-name="Standard"/>
      </text:section>
      <text:h text:style-name="Heading_20_2" text:outline-level="2"><text:a xlink:type="simple" xlink:href="../normal_chapters.odt#ChID:31%7Cregion" text:style-name="Internet_20_link" text:visited-style-name="Visited_20_Internet_20_Link">Chapter 31</text:a></text:h>
      <text:section text:style-name="Sect1" text:name="sc114">
        <text:p text:style-name="Standard"/>
      </text:section>
      <text:p text:style-name="Heading_20_4">* * *</text:p>
      <text:section text:style-name="Sect1" text:name="sc116">
        <text:p text:style-name="Standard"/>
      </text:section>
      <text:h text:style-name="Heading_20_2" text:outline-level="2"><text:a xlink:type="simple" xlink:href="../normal_chapters.odt#ChID:32%7Cregion" text:style-name="Internet_20_link" text:visited-style-name="Visited_20_Internet_20_Link"/></text:h>
      <text:section text:style-name="Sect1" text:name="sc119">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AU"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en" fo:country="AU"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New" fo:font-size="12pt" fo:font-weight="normal"/>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loext:contextual-spacing="false"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loext:contextual-spacing="false" fo:margin="100%" fo:margin-left="4.001cm" fo:margin-right="0cm" fo:margin-top="0cm" fo:margin-bottom="0cm" fo:text-indent="0cm" style:auto-text-indent="false"/>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loext:contextual-spacing="false" fo:margin-top="0.73cm" fo:margin-bottom="0.73cm" style:page-number="auto"/>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loext:contextual-spacing="false"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loext:contextual-spacing="false"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loext:contextual-spacing="false"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loext:contextual-spacing="false"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loext:contextual-spacing="false"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loext:contextual-spacing="false"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loext:contextual-spacing="false"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loext:contextual-spacing="false"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loext:contextual-spacing="false"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loext:contextual-spacing="false"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loext:contextual-spacing="false"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loext:contextual-spacing="false"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loext:contextual-spacing="false"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loext:contextual-spacing="false"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loext:contextual-spacing="false"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loext:contextual-spacing="false"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loext:contextual-spacing="false"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loext:contextual-spacing="false"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loext:contextual-spacing="false"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loext:contextual-spacing="false" fo:margin="100%" fo:margin-left="2.496cm" fo:margin-right="0cm" fo:margin-top="0cm" fo:margin-bottom="0.212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loext:contextual-spacing="false" fo:margin-top="0.212cm" fo:margin-bottom="0.212cm"/>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master-page-name="">
      <style:paragraph-properties loext:contextual-spacing="false" fo:margin-top="0.21cm" fo:margin-bottom="0.21cm" style:page-number="auto"/>
    </style:style>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499cm" fo:margin-right="0cm" fo:margin-top="0cm" fo:margin-bottom="0cm" fo:text-indent="-0.499cm" style:auto-text-indent="false"/>
      <style:text-properties fo:font-size="10pt"/>
    </style:style>
    <style:style style:name="Addressee" style:family="paragraph" style:parent-style-name="Standard" style:class="extra">
      <style:paragraph-properties loext:contextual-spacing="false" fo:margin-top="0cm" fo:margin-bottom="0.106cm"/>
    </style:style>
    <style:style style:name="Sender" style:family="paragraph" style:parent-style-name="Standard" style:class="extra">
      <style:paragraph-properties loext:contextual-spacing="false" fo:margin-top="0cm" fo:margin-bottom="0.106cm" fo:line-height="100%" text:number-lines="false" text:line-number="0"/>
    </style:style>
    <style:style style:name="End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loext:contextual-spacing="false" fo:margin="100%" fo:margin-left="0.499cm" fo:margin-right="0cm" fo:margin-top="0cm" fo:margin-bottom="0cm" fo:text-indent="0cm" style:auto-text-indent="false"/>
    </style:style>
    <style:style style:name="Index_20_2" style:display-name="Index 2" style:family="paragraph" style:parent-style-name="Index" style:class="index">
      <style:paragraph-properties loext:contextual-spacing="false" fo:margin="100%" fo:margin-left="0.499cm" fo:margin-right="0cm" fo:margin-top="0cm" fo:margin-bottom="0cm" fo:text-indent="0cm" style:auto-text-indent="false"/>
    </style:style>
    <style:style style:name="Index_20_3" style:display-name="Index 3" style:family="paragraph" style:parent-style-name="Index" style:class="index">
      <style:paragraph-properties loext:contextual-spacing="false"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loext:contextual-spacing="false"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master-page-name="">
      <style:paragraph-properties loext:contextual-spacing="false"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loext:contextual-spacing="false" fo:margin-top="0cm" fo:margin-bottom="0cm"/>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8000" fo:font-size="10pt"/>
    </style:style>
    <style:style style:name="yWriter_20_mark_20_unused" style:display-name="yWriter mark unused" style:family="paragraph" style:parent-style-name="Standard" style:next-style-name="Standard" style:class="text">
      <style:text-properties fo:color="#808080" fo:font-size="10pt"/>
    </style:style>
    <style:style style:name="yWriter_20_mark_20_notes" style:display-name="yWriter mark notes" style:family="paragraph" style:parent-style-name="Standard" style:next-style-name="Standard" style:class="text">
      <style:text-properties fo:color="#0000ff" fo:font-size="10pt"/>
    </style:style>
    <style:style style:name="yWriter_20_mark_20_todo" style:display-name="yWriter mark todo" style:family="paragraph" style:parent-style-name="Standard" style:next-style-name="Standard" style:class="text">
      <style:text-properties fo:color="#b22222" fo:font-size="10pt"/>
    </style:style>
    <style:style style:name="Footnote_20_Symbol" style:display-name="Footnote Symbol" style:family="text"/>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text-properties style:font-name="Courier New" fo:font-size="8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fo:background-color="transparent"/>
    </style:style>
    <style:style style:name="Citation" style:family="text">
      <style:text-properties fo:font-style="italic"/>
    </style:style>
    <style:style style:name="Strong_20_Emphasis" style:display-name="Strong Emphasis" style:family="text">
      <style:text-properties fo:text-transform="uppercase"/>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text:style-name="Zeichenformat" style:num-format="">
        <style:list-level-properties/>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loext:margin-gutter="0pt"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loext:margin-gutter="0pt"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loext:margin-gutter="0pt"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loext:margin-gutter="0pt"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loext:margin-gutter="0pt"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loext:margin-gutter="0pt"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loext:margin-gutter="0pt"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5</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2-01-04T11:14:28Z</meta:creation-date>
    <dc:date>2025-12-02T11:45:11.67</dc:date>
    <meta:editing-duration>PT17M23S</meta:editing-duration>
    <meta:editing-cycles>18</meta:editing-cycles>
    <meta:document-statistic meta:table-count="0" meta:image-count="0" meta:object-count="0" meta:page-count="15" meta:paragraph-count="141" meta:word-count="1476" meta:character-count="7839"/>
  </office:meta>
</office:document-meta>
</file>